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P1" style:family="paragraph" style:parent-style-name="Standard">
      <style:text-properties officeooo:rsid="000a1d84" officeooo:paragraph-rsid="000ee518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  <style:text-properties officeooo:rsid="000a1d84" officeooo:paragraph-rsid="000ee518"/>
    </style:style>
    <style:style style:name="P3" style:family="paragraph" style:parent-style-name="Standard">
      <style:text-properties officeooo:rsid="001c02c8" officeooo:paragraph-rsid="000ee518"/>
    </style:style>
    <style:style style:name="P4" style:family="paragraph" style:parent-style-name="Standard" style:list-style-name="L1">
      <style:paragraph-properties fo:margin-top="0in" fo:margin-bottom="0in" style:contextual-spacing="false" style:writing-mode="lr-tb"/>
      <style:text-properties officeooo:rsid="001048ae" officeooo:paragraph-rsid="001048ae"/>
    </style:style>
    <style:style style:name="P5" style:family="paragraph" style:parent-style-name="Standard" style:list-style-name="L1">
      <style:paragraph-properties fo:margin-top="0in" fo:margin-bottom="0in" style:contextual-spacing="false" style:writing-mode="lr-tb"/>
      <style:text-properties officeooo:rsid="001048ae" officeooo:paragraph-rsid="001371ad"/>
    </style:style>
    <style:style style:name="P6" style:family="paragraph" style:parent-style-name="Standard" style:list-style-name="L1">
      <style:text-properties officeooo:rsid="0017e6dd" officeooo:paragraph-rsid="001048ae"/>
    </style:style>
    <style:style style:name="P7" style:family="paragraph" style:parent-style-name="Standard" style:list-style-name="L1">
      <style:text-properties officeooo:rsid="0017e6dd" officeooo:paragraph-rsid="001371ad"/>
    </style:style>
    <style:style style:name="P8" style:family="paragraph" style:parent-style-name="Standard" style:list-style-name="L1">
      <style:text-properties officeooo:rsid="001bcfa4" officeooo:paragraph-rsid="001048ae"/>
    </style:style>
    <style:style style:name="P9" style:family="paragraph" style:parent-style-name="Standard" style:list-style-name="L1">
      <style:paragraph-properties fo:margin-top="0in" fo:margin-bottom="0in" style:contextual-spacing="false" style:writing-mode="lr-tb"/>
      <style:text-properties officeooo:rsid="001bcfa4" officeooo:paragraph-rsid="001371ad"/>
    </style:style>
    <style:style style:name="P10" style:family="paragraph" style:parent-style-name="Standard" style:list-style-name="L1">
      <style:text-properties officeooo:rsid="001b5e1c" officeooo:paragraph-rsid="001048ae"/>
    </style:style>
    <style:style style:name="P11" style:family="paragraph" style:parent-style-name="Standard" style:list-style-name="L1">
      <style:paragraph-properties fo:margin-top="0in" fo:margin-bottom="0in" style:contextual-spacing="false" style:writing-mode="lr-tb"/>
      <style:text-properties officeooo:rsid="001b5e1c" officeooo:paragraph-rsid="001371ad"/>
    </style:style>
    <style:style style:name="P12" style:family="paragraph" style:parent-style-name="Standard" style:list-style-name="L1">
      <style:text-properties officeooo:rsid="0018973f" officeooo:paragraph-rsid="001048ae"/>
    </style:style>
    <style:style style:name="P13" style:family="paragraph" style:parent-style-name="Standard" style:list-style-name="L1">
      <style:paragraph-properties fo:margin-top="0in" fo:margin-bottom="0in" style:contextual-spacing="false" style:writing-mode="lr-tb"/>
      <style:text-properties officeooo:rsid="0018973f" officeooo:paragraph-rsid="001048ae"/>
    </style:style>
    <style:style style:name="P14" style:family="paragraph" style:parent-style-name="Standard" style:list-style-name="L1">
      <style:paragraph-properties fo:margin-top="0in" fo:margin-bottom="0in" style:contextual-spacing="false" style:writing-mode="lr-tb"/>
      <style:text-properties officeooo:rsid="000c8348" officeooo:paragraph-rsid="000c8348"/>
    </style:style>
    <style:style style:name="P15" style:family="paragraph" style:parent-style-name="Standard" style:list-style-name="L1">
      <style:paragraph-properties fo:margin-top="0in" fo:margin-bottom="0in" style:contextual-spacing="false" style:writing-mode="lr-tb"/>
      <style:text-properties officeooo:rsid="000c8348" officeooo:paragraph-rsid="000e4f39"/>
    </style:style>
    <style:style style:name="P16" style:family="paragraph" style:parent-style-name="Standard" style:list-style-name="L1">
      <style:paragraph-properties fo:margin-top="0in" fo:margin-bottom="0in" style:contextual-spacing="false" style:writing-mode="lr-tb"/>
      <style:text-properties officeooo:rsid="001371ad" officeooo:paragraph-rsid="001371ad"/>
    </style:style>
    <style:style style:name="P17" style:family="paragraph" style:parent-style-name="Standard" style:list-style-name="L1">
      <style:text-properties officeooo:rsid="001371ad" officeooo:paragraph-rsid="001371ad"/>
    </style:style>
    <style:style style:name="P18" style:family="paragraph" style:parent-style-name="Standard" style:list-style-name="L1">
      <style:text-properties officeooo:rsid="000bfd64" officeooo:paragraph-rsid="001371ad"/>
    </style:style>
    <style:style style:name="T1" style:family="text">
      <style:text-properties style:text-position="super 58%"/>
    </style:style>
    <style:style style:name="T2" style:family="text">
      <style:text-properties officeooo:rsid="001a9bbd"/>
    </style:style>
    <style:style style:name="T3" style:family="text">
      <style:text-properties officeooo:rsid="000ee518"/>
    </style:style>
    <style:style style:name="T4" style:family="text">
      <style:text-properties officeooo:rsid="0019b3f2"/>
    </style:style>
    <style:style style:name="T5" style:family="text">
      <style:text-properties officeooo:rsid="001144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buary 7<text:span text:style-name="T1">th</text:span>, 2023</text:p>
      <text:p text:style-name="P1">Kitkat <text:span text:style-name="T2">Dambeck</text:span></text:p>
      <text:p text:style-name="P1">Expository Writing</text:p>
      <text:p text:style-name="P1">First Essay <text:span text:style-name="T3">Final Prep</text:span></text:p>
      <text:p text:style-name="P2"/>
      <text:list xml:id="list2106580120" text:style-name="L1">
        <text:list-item>
          <text:p text:style-name="P16">MVP: 1300 min word essay, mla form, at least two body paragrapsh, each with a quote from each author. </text:p>
        </text:list-item>
        <text:list-item>
          <text:p text:style-name="P4">Revision Ritual Formula.</text:p>
          <text:list>
            <text:list-item>
              <text:p text:style-name="P4">Make ritual formula. </text:p>
              <text:list>
                <text:list-item>
                  <text:p text:style-name="P18">To what extend to social groups and music effect an individuals definition of self.</text:p>
                </text:list-item>
              </text:list>
            </text:list-item>
            <text:list-item>
              <text:p text:style-name="P4">Reread assignment.</text:p>
            </text:list-item>
            <text:list-item>
              <text:p text:style-name="P4">Write <text:span text:style-name="T5">to do list</text:span>.</text:p>
              <text:list>
                <text:list-item>
                  <text:p text:style-name="P4"><text:span text:style-name="T5">Have m</text:span>ore quotes, two per paragraph.</text:p>
                </text:list-item>
                <text:list-item>
                  <text:p text:style-name="P4">Correct MLA.</text:p>
                  <text:list>
                    <text:list-item>
                      <text:p text:style-name="P4">Works cited.</text:p>
                    </text:list-item>
                    <text:list-item>
                      <text:p text:style-name="P4">Page Numbers</text:p>
                    </text:list-item>
                  </text:list>
                </text:list-item>
                <text:list-item>
                  <text:p text:style-name="P4">Reread assignment while revising.</text:p>
                </text:list-item>
              </text:list>
            </text:list-item>
            <text:list-item>
              <text:p text:style-name="P4">New Essay Formula.</text:p>
            </text:list-item>
            <text:list-item>
              <text:p text:style-name="P4">Fill outline from essay.</text:p>
            </text:list-item>
            <text:list-item>
              <text:p text:style-name="P5">Review outline. </text:p>
              <text:list>
                <text:list-item>
                  <text:p text:style-name="P11">Replace general words. </text:p>
                </text:list-item>
                <text:list-item>
                  <text:p text:style-name="P9">Formal language.</text:p>
                </text:list-item>
              </text:list>
            </text:list-item>
            <text:list-item>
              <text:p text:style-name="P7">Transmute into essay form.</text:p>
              <text:list>
                <text:list-item>
                  <text:p text:style-name="P7">Correct MLA.</text:p>
                  <text:list>
                    <text:list-item>
                      <text:p text:style-name="P17">Citations.</text:p>
                    </text:list-item>
                    <text:list-item>
                      <text:p text:style-name="P17">Work sited.</text:p>
                    </text:list-item>
                    <text:list-item>
                      <text:p text:style-name="P17">Page formatting.</text:p>
                    </text:list-item>
                    <text:list-item>
                      <text:p text:style-name="P17">Text formatting.</text:p>
                    </text:list-item>
                    <text:list-item>
                      <text:p text:style-name="P17">Title.</text:p>
                    </text:list-item>
                  </text:list>
                </text:list-item>
              </text:list>
            </text:list-item>
            <text:list-item>
              <text:p text:style-name="P6"><text:span text:style-name="T4">Revise</text:span> essay.</text:p>
              <text:list>
                <text:list-item>
                  <text:p text:style-name="P12">Look at the prompt again. </text:p>
                </text:list-item>
                <text:list-item>
                  <text:p text:style-name="P12">Every paragraph at least four sentences.</text:p>
                </text:list-item>
                <text:list-item>
                  <text:p text:style-name="P12">Add arguments which draw from multiple ideas.</text:p>
                </text:list-item>
                <text:list-item>
                  <text:p text:style-name="P12">Add transitions and connect arguments</text:p>
                </text:list-item>
                <text:list-item>
                  <text:p text:style-name="P12">Look at the prompt again!</text:p>
                </text:list-item>
                <text:list-item>
                  <text:p text:style-name="P10">Replace general words. </text:p>
                </text:list-item>
                <text:list-item>
                  <text:p text:style-name="P12">Define terms.</text:p>
                </text:list-item>
                <text:list-item>
                  <text:p text:style-name="P13">Lengthen introduction and conclusion.</text:p>
                </text:list-item>
              </text:list>
            </text:list-item>
            <text:list-item>
              <text:p text:style-name="P4">Reread prompts</text:p>
            </text:list-item>
          </text:list>
        </text:list-item>
        <text:list-item>
          <text:p text:style-name="P14">TAE Feedback.</text:p>
          <text:list>
            <text:list-item>
              <text:p text:style-name="P14">Paragraphs as mini essays, whith their own structures. </text:p>
              <text:list>
                <text:list-item>
                  <text:p text:style-name="P14">Begin with a clear and specific argument, or statement of analisis.</text:p>
                </text:list-item>
                <text:list-item>
                  <text:p text:style-name="P14">1-2 sentence topic sentence. </text:p>
                </text:list-item>
                <text:list-item>
                  <text:p text:style-name="P14">Close reading of the text.</text:p>
                  <text:list>
                    <text:list-item>
                      <text:p text:style-name="P14">Answer how and why of the argument.</text:p>
                    </text:list-item>
                  </text:list>
                </text:list-item>
              </text:list>
            </text:list-item>
            <text:list-item>
              <text:p text:style-name="P14">Reread assignment while revising.</text:p>
            </text:list-item>
          </text:list>
        </text:list-item>
        <text:list-item>
          <text:p text:style-name="P14">Rough Draft Feedback.</text:p>
          <text:list>
            <text:list-item>
              <text:p text:style-name="P14">MLA format.</text:p>
              <text:list>
                <text:list-item>
                  <text:p text:style-name="P14">page numbers.</text:p>
                </text:list-item>
                <text:list-item>
                  <text:p text:style-name="P14"><text:soft-page-break/>works cited.</text:p>
                </text:list-item>
              </text:list>
            </text:list-item>
            <text:list-item>
              <text:p text:style-name="P14">Title is long.</text:p>
            </text:list-item>
            <text:list-item>
              <text:p text:style-name="P14">Quotes.</text:p>
              <text:list>
                <text:list-item>
                  <text:p text:style-name="P14">One from each author per paragraph.</text:p>
                </text:list-item>
              </text:list>
            </text:list-item>
            <text:list-item>
              <text:p text:style-name="P14">Introduction Paragraph.</text:p>
              <text:list>
                <text:list-item>
                  <text:p text:style-name="P14">Colby suggests that “modern people” is not specific enough.</text:p>
                </text:list-item>
                <text:list-item>
                  <text:p text:style-name="P14">Thesis statement is very long. Two sentences could be clearer.</text:p>
                </text:list-item>
                <text:list-item>
                  <text:p text:style-name="P14">Introduce authors in the introduction.</text:p>
                </text:list-item>
              </text:list>
            </text:list-item>
            <text:list-item>
              <text:p text:style-name="P14">First Body.</text:p>
              <text:list>
                <text:list-item>
                  <text:p text:style-name="P14">Strong but long. might be clearer in two. Also needs more quotes.</text:p>
                </text:list-item>
              </text:list>
            </text:list-item>
            <text:list-item>
              <text:p text:style-name="P14">Second Body.</text:p>
              <text:list>
                <text:list-item>
                  <text:p text:style-name="P15">“Furthermore” as a transition isnt working. Just use a different connecting word.</text:p>
                </text:list-item>
                <text:list-item>
                  <text:p text:style-name="P15"><text:s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20:54:28.458299747</meta:creation-date>
    <dc:date>2023-02-17T08:50:13.162795495</dc:date>
    <meta:editing-duration>P2DT18H25M2S</meta:editing-duration>
    <meta:editing-cycles>8</meta:editing-cycles>
    <meta:generator>LibreOffice/7.5.0.3$Linux_X86_64 LibreOffice_project/50$Build-3</meta:generator>
    <meta:document-statistic meta:table-count="0" meta:image-count="0" meta:object-count="0" meta:page-count="2" meta:paragraph-count="60" meta:word-count="311" meta:character-count="1743" meta:non-whitespace-character-count="1538"/>
  </office:meta>
</office:document-meta>
</file>